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28cm" fo:min-width="5.088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1.274cm" fo:min-width="7.12cm"/>
      <style:paragraph-properties style:writing-mode="lr-tb"/>
    </style:style>
    <style:style style:name="gr4" style:family="graphic" style:parent-style-name="standard">
      <style:graphic-properties svg:stroke-color="#000000" draw:fill-color="#eeeeee" draw:textarea-horizontal-align="justify" draw:textarea-vertical-align="middle" draw:auto-grow-height="false" fo:min-height="0.512cm" fo:min-width="4.961cm"/>
      <style:paragraph-properties style:writing-mode="lr-tb"/>
    </style:style>
    <style:style style:name="gr5" style:family="graphic" style:parent-style-name="standard">
      <style:graphic-properties svg:stroke-color="#000000" draw:fill-color="#eeeeee" draw:textarea-horizontal-align="justify" draw:textarea-vertical-align="middle" draw:auto-grow-height="false" fo:min-height="1.147cm" fo:min-width="1.405cm"/>
      <style:paragraph-properties style:writing-mode="lr-tb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svg:stroke-color="#000000" draw:fill-color="#d4ea6b" draw:textarea-horizontal-align="justify" draw:textarea-vertical-align="middle" draw:auto-grow-height="false" fo:min-height="0.512cm" fo:min-width="4.96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d4ea6b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88cm" svg:height="1.778cm" svg:x="7.858cm" svg:y="2.397cm">
          <text:p text:style-name="P1">RENO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525cm" svg:y1="4.302cm" svg:x2="10.525cm" svg:y2="6.334cm">
          <text:p/>
        </draw:line>
        <draw:custom-shape draw:style-name="gr3" draw:text-style-name="P3" xml:id="id1" draw:id="id1" draw:layer="layout" svg:width="7.62cm" svg:height="1.524cm" svg:x="6.715cm" svg:y="6.334cm">
          <text:p text:style-name="P1">¿Soy el último?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461cm" svg:height="0.762cm" svg:x="7.858cm" svg:y="4.683cm">
          <text:p text:style-name="P1">sledge.Lock()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461cm" svg:height="0.762cm" svg:x="7.985cm" svg:y="14.335cm">
          <text:p text:style-name="P1">sledge.Unlock()</text:p>
          <draw:enhanced-geometry svg:viewBox="0 0 21600 21600" draw:type="rectangle" draw:enhanced-path="M 0 0 L 21600 0 21600 21600 0 21600 0 0 Z N"/>
        </draw:custom-shape>
        <draw:custom-shape draw:style-name="gr5" draw:text-style-name="P3" xml:id="id3" draw:id="id3" draw:layer="layout" svg:width="1.905cm" svg:height="1.397cm" svg:x="7.223cm" svg:y="9.128cm">
          <text:p text:style-name="P1">SI</text:p>
          <draw:enhanced-geometry svg:viewBox="0 0 21600 21600" draw:type="rectangle" draw:enhanced-path="M 0 0 L 21600 0 21600 21600 0 21600 0 0 Z N"/>
        </draw:custom-shape>
        <draw:custom-shape draw:style-name="gr5" draw:text-style-name="P3" xml:id="id2" draw:id="id2" draw:layer="layout" svg:width="1.905cm" svg:height="1.397cm" svg:x="11.922cm" svg:y="9.128cm">
          <text:p text:style-name="P1">NO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525cm" svg:y1="7.858cm" svg:x2="12.874cm" svg:y2="9.128cm" draw:start-shape="id1" draw:start-glue-point="2" draw:end-shape="id2" draw:end-glue-point="0" svg:d="M10525 7858v635h2349v635" svg:viewBox="0 0 2350 1271">
          <text:p/>
        </draw:connector>
        <draw:connector draw:style-name="gr6" draw:text-style-name="P1" draw:layer="layout" svg:x1="10.525cm" svg:y1="7.858cm" svg:x2="8.175cm" svg:y2="9.128cm" draw:start-shape="id1" draw:start-glue-point="2" draw:end-shape="id3" draw:end-glue-point="0" svg:d="M10525 7858v635h-2350v635" svg:viewBox="0 0 2351 1271">
          <text:p/>
        </draw:connector>
        <draw:custom-shape draw:style-name="gr7" draw:text-style-name="P4" draw:layer="layout" svg:width="5.461cm" svg:height="0.762cm" svg:x="5.572cm" svg:y="11.16cm">
          <text:p text:style-name="P1">reindeersChan &lt;- 1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461cm" svg:height="0.762cm" svg:x="5.572cm" svg:y="11.922cm">
          <text:p text:style-name="P1">wait.Lock()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461cm" svg:height="0.762cm" svg:x="5.572cm" svg:y="12.684cm">
          <text:p text:style-name="P1">santasBed.Unlock()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.938cm" svg:y1="10.525cm" svg:x2="11.414cm" svg:y2="14.208cm">
          <text:p/>
        </draw:line>
        <draw:line draw:style-name="gr2" draw:text-style-name="P2" draw:layer="layout" svg:x1="8.493cm" svg:y1="13.573cm" svg:x2="9.636cm" svg:y2="14.335cm">
          <text:p/>
        </draw:line>
        <draw:line draw:style-name="gr2" draw:text-style-name="P2" draw:layer="layout" svg:x1="8.239cm" svg:y1="10.525cm" svg:x2="8.239cm" svg:y2="11.1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18:36:02.355967102</meta:creation-date>
    <meta:generator>LibreOffice/6.4.7.2$Linux_X86_64 LibreOffice_project/40$Build-2</meta:generator>
    <dc:date>2022-01-14T18:41:24.847825369</dc:date>
    <meta:editing-duration>PT5M22S</meta:editing-duration>
    <meta:editing-cycles>3</meta:editing-cycles>
    <meta:document-statistic meta:object-count="15"/>
  </office:meta>
</office:document-meta>
</file>